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3">
      <style:text-properties style:text-underline-style="none"/>
    </style:style>
    <style:style style:name="P4" style:family="paragraph" style:parent-style-name="Standard" style:list-style-name="L2"/>
    <style:style style:name="P5" style:family="paragraph" style:parent-style-name="Standard" style:list-style-name="L2">
      <style:paragraph-properties fo:margin-left="2.501cm" fo:margin-right="0cm" fo:text-indent="-0.635cm" style:auto-text-indent="false"/>
    </style:style>
    <style:style style:name="P6" style:family="paragraph" style:parent-style-name="Standard" style:list-style-name="L4">
      <style:paragraph-properties fo:margin-left="2.501cm" fo:margin-right="0cm" fo:text-indent="-0.635cm" style:auto-text-indent="false"/>
      <style:text-properties style:text-underline-style="none"/>
    </style:style>
    <style:style style:name="P7" style:family="paragraph" style:parent-style-name="Standard" style:list-style-name="L2">
      <style:paragraph-properties fo:margin-left="3.752cm" fo:margin-right="0cm" fo:text-indent="-0.635cm" style:auto-text-indent="false"/>
    </style:style>
    <style:style style:name="P8" style:family="paragraph" style:parent-style-name="Standard" style:list-style-name="L2">
      <style:paragraph-properties fo:margin-left="3.752cm" fo:margin-right="0cm" fo:text-indent="-0.635cm" style:auto-text-indent="false"/>
      <style:text-properties fo:font-weight="normal" style:font-weight-asian="normal" style:font-weight-complex="normal"/>
    </style:style>
    <style:style style:name="P9" style:family="paragraph" style:parent-style-name="Standard" style:list-style-name="L3">
      <style:paragraph-properties fo:margin-left="3.752cm" fo:margin-right="0cm" fo:text-indent="-0.635cm" style:auto-text-indent="false"/>
      <style:text-properties style:text-underline-style="none"/>
    </style:style>
    <style:style style:name="P10" style:family="paragraph" style:parent-style-name="Standard" style:list-style-name="L3">
      <style:paragraph-properties fo:margin-left="3.752cm" fo:margin-right="0cm" fo:text-indent="-0.635cm" style:auto-text-indent="false"/>
      <style:text-properties fo:font-style="italic" style:text-underline-style="none" style:font-style-asian="italic" style:font-style-complex="italic"/>
    </style:style>
    <style:style style:name="P11" style:family="paragraph" style:parent-style-name="Standard">
      <style:paragraph-properties fo:margin-left="1.251cm" fo:margin-right="0cm" fo:text-indent="0cm" style:auto-text-indent="false"/>
    </style:style>
    <style:style style:name="P12" style:family="paragraph" style:parent-style-name="Standard" style:list-style-name="L3">
      <style:paragraph-properties fo:margin-left="5.002cm" fo:margin-right="0cm" fo:text-indent="-0.635cm" style:auto-text-indent="false"/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pis skriptů</text:h>
      <text:p text:style-name="Standard"/>
      <text:h text:style-name="Heading_20_2" text:outline-level="2">Python</text:h>
      <text:p text:style-name="Standard"/>
      <text:p text:style-name="Standard">collect_data.py</text:p>
      <text:list xml:id="list986593756" text:style-name="L1">
        <text:list-item>
          <text:p text:style-name="P1">Spustitelný skript, který slouží k manuálnímu sběru dat (je nutné umístit předmět ručně do chapadla).</text:p>
        </text:list-item>
        <text:list-item>
          <text:p text:style-name="P1">Ukládá data </text:p>
        </text:list-item>
      </text:list>
      <text:p text:style-name="Standard"/>
      <text:p text:style-name="Standard">actions.py</text:p>
      <text:list xml:id="list907456745" text:style-name="L2">
        <text:list-item>
          <text:p text:style-name="P4">Obsahuje funkce k řízení chapadel do požadovaných pozic.</text:p>
        </text:list-item>
        <text:list-item>
          <text:p text:style-name="P5">ExtAxisMove(position)</text:p>
          <text:list>
            <text:list-item>
              <text:p text:style-name="P7">Nastavuje vnější (třináctou) osu do požadované pozice „position“.</text:p>
            </text:list-item>
          </text:list>
        </text:list-item>
        <text:list-item>
          <text:p text:style-name="P5">OpenGrip()</text:p>
          <text:list>
            <text:list-item>
              <text:p text:style-name="P7">Otevírá chapadlo na robotu číslo 2 (r2).</text:p>
            </text:list-item>
          </text:list>
        </text:list-item>
        <text:list-item>
          <text:p text:style-name="P5">CloseGrip()</text:p>
          <text:list>
            <text:list-item>
              <text:p text:style-name="P7">Zavírá chapadlo na robotu číslo 2 (r2).</text:p>
            </text:list-item>
          </text:list>
        </text:list-item>
        <text:list-item>
          <text:p text:style-name="P5">GoHome()</text:p>
          <text:list>
            <text:list-item>
              <text:p text:style-name="P7">Robot změní svou polohu do polohy výchozí.</text:p>
            </text:list-item>
          </text:list>
        </text:list-item>
        <text:list-item>
          <text:p text:style-name="P5">GoToAction()</text:p>
          <text:list>
            <text:list-item>
              <text:p text:style-name="P7">Robot změní svou polohu na polohu, ve které je připraven k vložení předmětu do chapadla.</text:p>
            </text:list-item>
          </text:list>
        </text:list-item>
        <text:list-item>
          <text:p text:style-name="P5">ActionMove()</text:p>
          <text:list>
            <text:list-item>
              <text:p text:style-name="P7">Robot vykonává pohyb, který je nastaven pro měření dat tzv. “mávání“.</text:p>
            </text:list-item>
          </text:list>
        </text:list-item>
        <text:list-item>
          <text:p text:style-name="P5">GoToActionJoints_r1()</text:p>
          <text:list>
            <text:list-item>
              <text:p text:style-name="P7">Nastavuje pozici robota číslo 1 (r1) podle kloubových souřadnic.</text:p>
            </text:list-item>
          </text:list>
        </text:list-item>
        <text:list-item>
          <text:p text:style-name="P5">GoToActionJoints_r2()</text:p>
          <text:list>
            <text:list-item>
              <text:p text:style-name="P8">Nastavuje pozici robota číslo 2 (r2) podle kloubových souřadnic.</text:p>
            </text:list-item>
          </text:list>
        </text:list-item>
        <text:list-item>
          <text:p text:style-name="P5">remove_middle_points()</text:p>
          <text:list>
            <text:list-item>
              <text:p text:style-name="P7">Upravuje počet bodů trajektorie pro rychlejší pohyb ramene.</text:p>
            </text:list-item>
            <text:list-item>
              <text:p text:style-name="P7">Převzato od Vladimíra Petrika.</text:p>
            </text:list-item>
          </text:list>
        </text:list-item>
        <text:list-item>
          <text:p text:style-name="P5">_move()</text:p>
          <text:list>
            <text:list-item>
              <text:p text:style-name="P7">Funkce pro vykonání plánu.</text:p>
            </text:list-item>
            <text:list-item>
              <text:p text:style-name="P7">Využívají ji některé výše uvedené funkce.</text:p>
            </text:list-item>
          </text:list>
        </text:list-item>
        <text:list-item>
          <text:p text:style-name="P5">JointsState()</text:p>
          <text:list>
            <text:list-item>
              <text:p text:style-name="P7">Funkce pro vykonání plánu.</text:p>
            </text:list-item>
            <text:list-item>
              <text:p text:style-name="P7">Využívají ji některé výše uvedené funkce.</text:p>
            </text:list-item>
          </text:list>
        </text:list-item>
      </text:list>
      <text:p text:style-name="P11"/>
      <text:p text:style-name="P2">_bag_files.py</text:p>
      <text:list xml:id="list1712657669" text:style-name="L3">
        <text:list-item>
          <text:p text:style-name="P3">Obsahuje funkce obsluhující ukládání dat do souboru bag-file (xxx.bag).</text:p>
        </text:list-item>
        <text:list-item>
          <text:p text:style-name="P10">path_to_files</text:p>
          <text:list>
            <text:list-item>
              <text:p text:style-name="P12">Proměnná obsahující cestu pro ukládání souborů.</text:p>
            </text:list-item>
          </text:list>
        </text:list-item>
        <text:list-item>
          <text:p text:style-name="P9">start_bag_file_all()</text:p>
          <text:list>
            <text:list-item>
              <text:p text:style-name="P12">Vytvoří bag-file, ve kterém jsou uloženy všechny běžící témata z ROSe.</text:p>
            </text:list-item>
          </text:list>
        </text:list-item>
        <text:list-item>
          <text:p text:style-name="P9">start_bag_file_topic()</text:p>
          <text:list>
            <text:list-item>
              <text:p text:style-name="P12"><text:soft-page-break/>Vytvoří bag-file, ve kterém jsou pouze vybraná témata, která načítá z uloženého souboru (topics.txt).</text:p>
            </text:list-item>
          </text:list>
        </text:list-item>
        <text:list-item>
          <text:p text:style-name="P9">start_bag_file_camera_def()</text:p>
          <text:list>
            <text:list-item>
              <text:p text:style-name="P12">Vytvoří bag-file s vybranými tématy (viz předchozí).</text:p>
            </text:list-item>
            <text:list-item>
              <text:p text:style-name="P12">Slouží pro bag-file, kde v oblasti zabíraném kamerou není viditelné rameno. Je určen k odfiltrování pozadí od objektu.</text:p>
            </text:list-item>
          </text:list>
        </text:list-item>
        <text:list-item>
          <text:p text:style-name="P9">stop_bag_file()</text:p>
          <text:list>
            <text:list-item>
              <text:p text:style-name="P12">Zastaví nahrávání bag-file podle PID procesu (nejefektivnější postup u verze Fuerte).</text:p>
            </text:list-item>
          </text:list>
        </text:list-item>
      </text:list>
      <text:p text:style-name="P2">_pos.py</text:p>
      <text:list xml:id="list2165379257" text:style-name="L4">
        <text:list-item>
          <text:p text:style-name="P6">Obsahuje hlavně hodnoty pozic jednotlivých nastavení ramen a drobné funkce, řadící tyto nastavení do struktur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Neoral</meta:initial-creator>
    <meta:creation-date>2013-10-21T15:07:16</meta:creation-date>
    <dc:date>2013-10-21T23:39:20</dc:date>
    <dc:creator>Michal Neoral</dc:creator>
    <meta:editing-duration>PT8H30M23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47" meta:word-count="285" meta:character-count="1877" meta:non-whitespace-character-count="1679"/>
  </office:meta>
</office:document-meta>
</file>